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shallingHttpMessageConverterTests.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rshallingHttpMessageConverterTests.writeWithMarshallingFailur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shalling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shalling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shallingHttpMessageConverterTests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shallingHttpMessageConverterTests.readWithMarshallingFailur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shallingHttpMessageConver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rshallingHttpMessageConverterTests.readWithTypeMismatc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